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>
      <style:text-properties style:font-name="Liberation Serif" style:font-name-asian="Droid Sans Fallback" style:font-name-complex="Free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DC</text:p>
          </table:table-cell>
          <table:table-cell/>
          <table:table-cell table:formula="of:=1.6*10^(-19)" office:value-type="float" office:value="1.6E-019" calcext:value-type="float">
            <text:p>1,6E-019</text:p>
          </table:table-cell>
          <table:table-cell/>
          <table:table-cell table:style-name="ce1" office:value-type="string" calcext:value-type="string">
            <text:p>A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=</text:p>
          </table:table-cell>
          <table:table-cell table:formula="of:=100*10^(-9)" office:value-type="float" office:value="0.0000001" calcext:value-type="float">
            <text:p>0,0000001</text:p>
          </table:table-cell>
          <table:table-cell table:number-columns-repeated="2"/>
          <table:table-cell office:value-type="string" calcext:value-type="string">
            <text:p>I=</text:p>
          </table:table-cell>
          <table:table-cell table:formula="of:=99.5*10^(-9)" office:value-type="float" office:value="0.0000000995" calcext:value-type="float">
            <text:p>9,95E-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=</text:p>
          </table:table-cell>
          <table:table-cell table:number-columns-repeated="3"/>
          <table:table-cell office:value-type="string" calcext:value-type="string">
            <text:p>b=</text:p>
          </table:table-cell>
          <table:table-cell table:number-columns-repeated="5"/>
        </table:table-row>
        <table:table-row table:style-name="ro1">
          <table:table-cell table:style-name="ce2" office:value-type="float" office:value="0.00186929392290308" calcext:value-type="float">
            <text:p>1,87E-003</text:p>
          </table:table-cell>
          <table:table-cell table:style-name="ce2" office:value-type="float" office:value="0.00000110160347957911" calcext:value-type="float">
            <text:p>1,10E-006</text:p>
          </table:table-cell>
          <table:table-cell table:number-columns-repeated="2"/>
          <table:table-cell table:style-name="ce2" office:value-type="float" office:value="0.00016460971770321" calcext:value-type="float">
            <text:p>1,65E-004</text:p>
          </table:table-cell>
          <table:table-cell table:style-name="ce2" office:value-type="float" office:value="0.0000000701665364215479" calcext:value-type="float">
            <text:p>7,02E-0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<text:span text:style-name="T1">s</text:span><text:span text:style-name="T2">=</text:span></text:p>
          </table:table-cell>
          <table:table-cell table:number-columns-repeated="3"/>
          <table:table-cell office:value-type="string" calcext:value-type="string">
            <text:p>n<text:span text:style-name="T1">s</text:span><text:span text:style-name="T2">=</text:span></text:p>
          </table:table-cell>
          <table:table-cell table:number-columns-repeated="5"/>
        </table:table-row>
        <table:table-row table:style-name="ro1">
          <table:table-cell table:formula="of:=([.C2]/[.C1])*1/([.A4])" office:value-type="float" office:value="334350843568438" calcext:value-type="float">
            <text:p>334350843568438</text:p>
          </table:table-cell>
          <table:table-cell table:formula="of:=(([.C2]/[.C1])*1/([.A4]-[.B4]))-[.A6]" office:value-type="float" office:value="197154248438.875" calcext:value-type="float">
            <text:p>197154248438,875</text:p>
          </table:table-cell>
          <table:table-cell table:number-columns-repeated="2"/>
          <table:table-cell table:formula="of:=([.G2]/[.C1])*1/([.E4])" office:value-type="float" office:value="3.77787538109527E+015" calcext:value-type="float">
            <text:p>3777875381095270</text:p>
          </table:table-cell>
          <table:table-cell table:formula="of:=(([.G2]/[.C1])*1/([.E4]-[.F4]))-[.E6]" office:value-type="float" office:value="1611043841094" calcext:value-type="float">
            <text:p>1611043841094</text:p>
          </table:table-cell>
          <table:table-cell table:number-columns-repeated="3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22:44:45.649136370</meta:creation-date>
    <dc:date>2015-09-06T23:09:56.101415024</dc:date>
    <meta:editing-duration>PT10M</meta:editing-duration>
    <meta:editing-cycles>1</meta:editing-cycles>
    <meta:document-statistic meta:table-count="1" meta:cell-count="19" meta:object-count="0"/>
    <meta:generator>LibreOffice/4.4.2.2$Linux_X86_64 LibreOffice_project/40m0$Build-2</meta:generator>
    <meta:user-defined meta:name="qrichtext">1</meta:user-defined>
  </office:meta>
</office:document-meta>
</file>